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947cm"/>
    </style:style>
    <style:style style:name="Tabella33.5" style:family="table-row">
      <style:table-row-properties style:min-row-height="1.074cm"/>
    </style:style>
    <style:style style:name="Tabella33.6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officeooo:rsid="000fa0c5" officeooo:paragraph-rsid="000fa0c5"/>
    </style:style>
    <style:style style:name="P5" style:family="paragraph" style:parent-style-name="Azione_20_attore">
      <style:text-properties officeooo:rsid="000fa0c5" officeooo:paragraph-rsid="000fa0c5"/>
    </style:style>
    <style:style style:name="P6" style:family="paragraph" style:parent-style-name="Azione_20_sistema">
      <style:text-properties officeooo:rsid="000fa0c5" officeooo:paragraph-rsid="000fa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menù bambino</text:p>
          </table:table-cell>
        </table:table-row>
        <table:table-row table:style-name="Tabella33.2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asilo;</text:p>
          </table:table-cell>
        </table:table-row>
        <table:table-row table:style-name="Tabella33.2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impiegato asilo.</text:p>
            <text:p text:style-name="P4">Un genitore deve aver mandato una notifica specifica (UseCase 11)</text:p>
          </table:table-cell>
        </table:table-row>
        <table:table-row table:style-name="Tabella33.4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301617" text:style-name="Numerazione_20_UC">
              <text:list-item text:start-value="1">
                <text:p text:style-name="P5">L'utente accede all'area di notifica.</text:p>
              </text:list-item>
              <text:list-item>
                <text:p text:style-name="P6">Il sistema mostra la form con tutte le notifiche </text:p>
              </text:list-item>
              <text:list-item>
                <text:p text:style-name="P5">L'utente apre la notifica di un genitore</text:p>
              </text:list-item>
              <text:list-item>
                <text:p text:style-name="P6">Il sistema mostra una form con il contenuto della modifica</text:p>
              </text:list-item>
              <text:list-item>
                <text:p text:style-name="P5">L'utente prende atto della notifica, accede all'area dove ci sono tutti i bambini inscritti</text:p>
              </text:list-item>
              <text:list-item>
                <text:p text:style-name="P6">Il sistema visualizza una form con la lista dei bambini inscritti.</text:p>
              </text:list-item>
              <text:list-item>
                <text:p text:style-name="P5">L'utente accerta l'esistenza e accede alla sezione per la visualizzazione dei dati del bambino.</text:p>
              </text:list-item>
              <text:list-item>
                <text:p text:style-name="P6">Il sistema mostra una form con i dati del bambino.</text:p>
              </text:list-item>
              <text:list-item>
                <text:p text:style-name="P5">L'utente accede alla sezione per la modifica del piano – pasto del bambino</text:p>
              </text:list-item>
              <text:list-item>
                <text:p text:style-name="P6">Il sistema mostra una form con i campi relativi al menù</text:p>
              </text:list-item>
              <text:list-item>
                <text:p text:style-name="P5">L'utente compila i campi secondo la notifica e conferma i dati.</text:p>
              </text:list-item>
            </text:list>
          </table:table-cell>
        </table:table-row>
        <table:table-row table:style-name="Tabella33.5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visualizza il nuovo menù del bambino.</text:p>
          </table:table-cell>
        </table:table-row>
        <table:table-row table:style-name="Tabella33.6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e form devono essere visualizzate entro 20 secondi dalla loro richiest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23:53:13.07</meta:creation-date>
    <meta:editing-duration>P0D</meta:editing-duration>
    <meta:editing-cycles>2</meta:editing-cycles>
    <meta:generator>LibreOffice/3.6$Windows_x86 LibreOffice_project/da8c1e6-fd468f4-454e206-f42a4a9-143cfd</meta:generator>
    <dc:date>2012-10-25T00:13:33.12</dc:date>
    <meta:document-statistic meta:table-count="1" meta:image-count="0" meta:object-count="0" meta:page-count="1" meta:paragraph-count="25" meta:word-count="199" meta:character-count="1201" meta:non-whitespace-character-count="1037"/>
  </office:meta>
</office:document-meta>
</file>